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051d70" style:font-size-asian="12.25pt" style:font-size-complex="14pt"/>
    </style:style>
    <style:style style:name="P2" style:family="paragraph" style:parent-style-name="Text_20_body">
      <style:text-properties fo:font-size="14pt" fo:font-weight="bold" officeooo:rsid="00046f7a" officeooo:paragraph-rsid="00046f7a" style:font-size-asian="12.25pt" style:font-weight-asian="bold" style:font-size-complex="14pt" style:font-weight-complex="bold"/>
    </style:style>
    <style:style style:name="P3" style:family="paragraph" style:parent-style-name="Text_20_body">
      <style:text-properties fo:font-size="14pt" fo:font-weight="bold" officeooo:rsid="00051d70" officeooo:paragraph-rsid="00051d70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46f7a" officeooo:paragraph-rsid="00046f7a" style:font-size-asian="12.25pt" style:font-weight-asian="bold" style:font-size-complex="14pt" style:font-weight-complex="bold"/>
    </style:style>
    <style:style style:name="P5" style:family="paragraph" style:parent-style-name="Heading_20_3">
      <style:text-properties style:font-name="Liberation Serif" fo:font-size="14pt" officeooo:rsid="00046f7a" officeooo:paragraph-rsid="00046f7a" style:font-size-asian="12.25pt" style:font-size-complex="14pt"/>
    </style:style>
    <style:style style:name="T1" style:family="text">
      <style:text-properties officeooo:rsid="00046f7a"/>
    </style:style>
    <style:style style:name="T2" style:family="text">
      <style:text-properties fo:font-style="italic" officeooo:rsid="00046f7a" style:font-style-asian="italic" style:font-style-complex="italic"/>
    </style:style>
    <style:style style:name="T3" style:family="text">
      <style:text-properties fo:font-style="normal" officeooo:rsid="00046f7a" style:font-style-asian="normal" style:font-style-complex="normal"/>
    </style:style>
    <style:style style:name="T4" style:family="text">
      <style:text-properties fo:font-weight="normal" officeooo:rsid="00046f7a" style:font-weight-asian="normal" style:font-weight-complex="normal"/>
    </style:style>
    <style:style style:name="T5" style:family="text">
      <style:text-properties fo:font-weight="normal" officeooo:rsid="00051d7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text:tab/><text:tab/>MÉTODOS DE PROGRAMAÇÃO</text:p>
      <text:p text:style-name="P4"/>
      <text:p text:style-name="P4"><text:tab/><text:tab/><text:tab/><text:tab/><text:tab/>Trabalho 3</text:p>
      <text:p text:style-name="P4"/>
      <text:p text:style-name="P4"><text:tab/><text:tab/><text:tab/>Aluno: João Pedro Assis dos Santos</text:p>
      <text:p text:style-name="P4"><text:tab/><text:tab/><text:tab/><text:tab/>Matrícula: 17/0146367</text:p>
      <text:p text:style-name="P4"/>
      <text:p text:style-name="P4"><text:tab/></text:p>
      <text:p text:style-name="Text_20_body"><text:tab/>Durante o desenvolvimento do programa que <text:span text:style-name="T1">conta linhas úteis de código foi usado o TDD (Test Driven Development ou Desenvolvimento Orientado a Testes). De tal maneira, foram feitos cinco testes no programa, testando o seu desempenho em diversas ocasiões. O procedimento para todos os testes foi exatamente o mesmo, e ele consistia em verificar, em arquivos conhecidos, o número de linhas e verificar com a função REQUIRE() se era o número correto. </text:span></text:p>
      <text:p text:style-name="Text_20_body"><text:tab/><text:span text:style-name="T1">Todos os arquivos que continham os testes estavam na pasta </text:span><text:span text:style-name="T2">“test_cases”, </text:span><text:span text:style-name="T3">que era acessada via </text:span><text:span text:style-name="T2">“../test_cases/teste1.c”</text:span><text:span text:style-name="T3">. O nome do arquivo específico era passado para a função principal e comparava-se o resultado, pois o número total de linhas úteis era conhecido. Todos os arquivos possuem a mesa quantidade de linhas de código, diferindo por número de comentários e linhas em branco.</text:span></text:p>
      <text:h text:style-name="P5" text:outline-level="3">Teste 1:</text:h>
      <text:p text:style-name="Text_20_body"><text:tab/><text:span text:style-name="T4">Nesse teste, foi testado se o programa estava apto a contar as linhas de um arquivo que não possuía espaços em branco ou comentários. A função obteve êxito.</text:span></text:p>
      <text:p text:style-name="Text_20_body"><text:span text:style-name="T4"/></text:p>
      <text:p text:style-name="P2">Teste 2:</text:p>
      <text:p text:style-name="Text_20_body"><text:tab/><text:span text:style-name="T4">Nesse teste, foram introduzidos comentários no arquivo, porém ainda não haviam espaços. Os comentários eram do tipo “//”. A função passou no teste.</text:span></text:p>
      <text:p text:style-name="Text_20_body"><text:span text:style-name="T4"/></text:p>
      <text:p text:style-name="P2">Teste 3:</text:p>
      <text:p text:style-name="Text_20_body"><text:tab/><text:span text:style-name="T4">Nesse teste, o arquivo de análise possuía espaços em branco e nenhum comentário. </text:span><text:span text:style-name="T5">A função passou no teste.</text:span></text:p>
      <text:p text:style-name="P1"><text:span text:style-name="T5"/></text:p>
      <text:p text:style-name="P3">Teste 4:<text:tab/></text:p>
      <text:p text:style-name="Text_20_body"><text:tab/><text:span text:style-name="T5">Nesse teste, foi introduzido um arquivo que possuía tanto linhas comentadas quanto linhas em branco. Os comentários continuavam sendo do tipo “//”. A função também passou no teste.</text:span></text:p>
      <text:p text:style-name="Text_20_body"><text:span text:style-name="T5"/></text:p>
      <text:p text:style-name="P3">Teste 5:</text:p>
      <text:p text:style-name="Text_20_body"><text:soft-page-break/><text:tab/><text:span text:style-name="T5">No último teste, o arquivo objeto continha espaços em branco, bem como comentários dos dois tipos “//” e “/* */”. A função retornou a obter êxi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23:11:57.466891567</meta:creation-date>
    <dc:date>2018-10-10T23:31:58.607662968</dc:date>
    <meta:editing-duration>PT21S</meta:editing-duration>
    <meta:editing-cycles>1</meta:editing-cycles>
    <meta:document-statistic meta:table-count="0" meta:image-count="0" meta:object-count="0" meta:page-count="2" meta:paragraph-count="17" meta:word-count="278" meta:character-count="1718" meta:non-whitespace-character-count="1431"/>
    <meta:generator>LibreOffice/5.1.6.2$Linux_X86_64 LibreOffice_project/10m0$Build-2</meta:generator>
  </office:meta>
</office:document-meta>
</file>